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ache.ge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Statisti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ositeCache.dispose( boolean fromRemot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CompositeCache.setRemoveCount( int remov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CompositeCache( String cacheName , ICompositeCacheAttributes cattr , IElement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site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Remov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remove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Memory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localUpdate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removeAll( boolean localOnl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mpositeCache.update( ICacheElement cacheElement , boolean localOnly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CompositeCache.createMemoryCache( ICompositeCacheAttributes c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ositeCache.getUpda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addElementEvent( IElementEventHandler hand , IElemen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ache.handleElementEvent( ICacheElement ce , int even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ositeCache.se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GroupKeys( String 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iteCache.getElementAttributes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Cache.get( Serializable key , boolean localOnly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CompositeCache.remove( Serializable key , boolean localOnl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ompositeCache.sav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mpositeCache.spoolToDisk( ICacheElement 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ompositeCache.local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MissCou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isExpired( ICacheElement ele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mpositeCache.get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setAuxCaches( AuxiliaryCache [ ] auxCach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ache.localGe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setCacheAttributes( I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update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HitCountA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localRemove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MissCount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setUpdateCount( int upda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HitCount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